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urier1" svg:font-family="Courier"/>
    <style:font-face style:name="Georgia1" svg:font-family="Georgia"/>
    <style:font-face style:name="OpenSymbol" svg:font-family="OpenSymbol"/>
    <style:font-face style:name="Courier" svg:font-family="Courier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4257in" table:align="right"/>
    </style:style>
    <style:style style:name="Table2.A" style:family="table-column">
      <style:table-column-properties style:column-width="3.1847in"/>
    </style:style>
    <style:style style:name="Table2.B" style:family="table-column">
      <style:table-column-properties style:column-width="1.6021in"/>
    </style:style>
    <style:style style:name="Table2.C" style:family="table-column">
      <style:table-column-properties style:column-width="1.6389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4431in" fo:margin-left="0.4903in" fo:margin-right="-0.0083in" table:align="margins"/>
    </style:style>
    <style:style style:name="Table4.A" style:family="table-column">
      <style:table-column-properties style:column-width="0.9194in" style:rel-column-width="9352*"/>
    </style:style>
    <style:style style:name="Table4.B" style:family="table-column">
      <style:table-column-properties style:column-width="0.9465in" style:rel-column-width="9627*"/>
    </style:style>
    <style:style style:name="Table4.C" style:family="table-column">
      <style:table-column-properties style:column-width="4.5771in" style:rel-column-width="46556*"/>
    </style:style>
    <style:style style:name="Table4.1" style:family="table-row">
      <style:table-row-properties style:min-row-height="1.4604in"/>
    </style:style>
    <style:style style:name="Table4.A1" style:family="table-cell">
      <style:table-cell-properties fo:padding="0.0382in" fo:border="none"/>
    </style:style>
    <style:style style:name="Table3" style:family="table">
      <style:table-properties style:width="4.1042in" fo:margin-left="0.4736in" fo:margin-right="2.3472in" table:align="margins"/>
    </style:style>
    <style:style style:name="Table3.A" style:family="table-column">
      <style:table-column-properties style:column-width="0.9611in" style:rel-column-width="15346*"/>
    </style:style>
    <style:style style:name="Table3.B" style:family="table-column">
      <style:table-column-properties style:column-width="1.9486in" style:rel-column-width="31115*"/>
    </style:style>
    <style:style style:name="Table3.C" style:family="table-column">
      <style:table-column-properties style:column-width="1.1944in" style:rel-column-width="19074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 style:shadow="none"/>
    </style:style>
    <style:style style:name="Table5.A" style:family="table-column">
      <style:table-column-properties style:column-width="2.534in" style:rel-column-width="3649*"/>
    </style:style>
    <style:style style:name="Table5.B" style:family="table-column">
      <style:table-column-properties style:column-width="1.8681in" style:rel-column-width="2690*"/>
    </style:style>
    <style:style style:name="Table5.C" style:family="table-column">
      <style:table-column-properties style:column-width="2.5229in" style:rel-column-width="3633*"/>
    </style:style>
    <style:style style:name="Table5.A1" style:family="table-cell">
      <style:table-cell-properties fo:padding="0.0382in" fo:border="none"/>
    </style:style>
    <style:style style:name="P1" style:family="paragraph" style:parent-style-name="Table_20_Contents">
      <style:text-properties style:font-name="Georgia"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style:font-name="Georgia" fo:font-size="8pt" style:font-size-asian="8pt" style:font-size-complex="8pt"/>
    </style:style>
    <style:style style:name="P3" style:family="paragraph" style:parent-style-name="Table_20_Contents">
      <style:text-properties style:font-name="Georgia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text-properties style:font-name="Courier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Georgia" fo:font-size="12pt" style:font-size-asian="12pt" style:font-size-complex="12pt"/>
    </style:style>
    <style:style style:name="P6" style:family="paragraph" style:parent-style-name="Standard">
      <style:text-properties style:font-name="Courier" fo:font-size="8pt" style:font-size-asian="8pt" style:font-size-complex="8pt"/>
    </style:style>
    <style:style style:name="P7" style:family="paragraph" style:parent-style-name="Standard" style:list-style-name="L1">
      <style:text-properties style:font-name="Georgia" fo:font-size="8pt" style:font-size-asian="8pt" style:font-size-complex="8pt"/>
    </style:style>
    <style:style style:name="P8" style:family="paragraph" style:parent-style-name="Standard">
      <style:text-properties style:font-name="Courier" fo:font-size="8pt" style:font-size-asian="8pt" style:font-size-complex="8pt"/>
    </style:style>
    <style:style style:name="P9" style:family="paragraph" style:parent-style-name="Standard" style:list-style-name="L1">
      <style:text-properties style:font-name="Courier" fo:font-size="8pt" style:font-size-asian="8pt" style:font-size-complex="8pt"/>
    </style:style>
    <style:style style:name="P10" style:family="paragraph" style:parent-style-name="Standard" style:list-style-name="L1">
      <style:text-properties style:font-name="Courier" fo:font-size="8pt" style:text-underline-style="none" style:font-size-asian="8pt" style:font-size-complex="8pt"/>
    </style:style>
    <style:style style:name="P11" style:family="paragraph" style:parent-style-name="Standard">
      <style:text-properties fo:font-size="8pt" style:font-size-asian="8pt" style:font-size-complex="8pt"/>
    </style:style>
    <style:style style:name="P12" style:family="paragraph" style:parent-style-name="Standard" style:list-style-name="L1">
      <style:text-properties fo:font-size="8pt" style:font-size-asian="8pt" style:font-size-complex="8pt"/>
    </style:style>
    <style:style style:name="P13" style:family="paragraph" style:parent-style-name="Standard" style:list-style-name="L1">
      <style:text-properties style:font-name="Courier1" fo:font-size="8pt" fo:font-weight="normal" style:font-size-asian="8pt" style:font-weight-asian="normal" style:font-size-complex="8pt" style:font-weight-complex="normal"/>
    </style:style>
    <style:style style:name="P14" style:family="paragraph" style:parent-style-name="Standard" style:list-style-name="L1">
      <style:paragraph-properties fo:break-before="column"/>
      <style:text-properties style:font-name="Georgia" fo:font-size="8pt" style:font-size-asian="8pt" style:font-size-complex="8pt"/>
    </style:style>
    <style:style style:name="P15" style:family="paragraph" style:parent-style-name="Standard" style:list-style-name="L1">
      <style:paragraph-properties fo:break-before="column"/>
      <style:text-properties style:font-name="Courier" fo:font-size="8pt" style:font-size-asian="8pt" style:font-size-complex="8pt"/>
    </style:style>
    <style:style style:name="P16" style:family="paragraph" style:parent-style-name="Text_20_body" style:list-style-name="L1">
      <style:text-properties style:font-name="Georgia1" fo:font-size="8pt" fo:font-style="normal" style:font-style-asian="normal" style:font-style-complex="normal"/>
    </style:style>
    <style:style style:name="P17" style:family="paragraph" style:parent-style-name="Text_20_body" style:list-style-name="L1">
      <style:text-properties style:font-name="Georgia1" fo:font-size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Georgia"/>
    </style:style>
    <style:style style:name="T4" style:family="text">
      <style:text-properties style:font-name="Georgia" fo:font-weight="bold" style:font-weight-asian="bold" style:font-weight-complex="bold"/>
    </style:style>
    <style:style style:name="T5" style:family="text">
      <style:text-properties style:font-name="Georgia" style:text-underline-style="solid" style:text-underline-width="auto" style:text-underline-color="font-color"/>
    </style:style>
    <style:style style:name="T6" style:family="text">
      <style:text-properties style:font-name="Georgia" fo:font-weight="normal" style:font-size-asian="8pt" style:font-weight-asian="normal" style:font-size-complex="8pt" style:font-weight-complex="normal"/>
    </style:style>
    <style:style style:name="T7" style:family="text">
      <style:text-properties style:font-name="Courier"/>
    </style:style>
    <style:style style:name="T8" style:family="text">
      <style:text-properties style:font-name="Courier" style:text-underline-style="none"/>
    </style:style>
    <style:style style:name="T9" style:family="text">
      <style:text-properties style:font-name="Courier" fo:font-weight="bold" style:font-weight-asian="bold" style:font-weight-complex="bold"/>
    </style:style>
    <style:style style:name="T10" style:family="text">
      <style:text-properties style:font-name="Courier"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style:text-position="super 58%"/>
    </style:style>
    <style:style style:name="T14" style:family="text">
      <style:text-properties style:text-underline-style="none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T1">Name:</text:span>______________________________________</text:p>
          </table:table-cell>
          <table:table-cell table:style-name="Table1.A1" office:value-type="string">
            <text:p text:style-name="P2"><text:span text:style-name="T1">Date:</text:span><text:span text:style-name="T2">____/____/________</text:span></text:p>
          </table:table-cell>
        </table:table-row>
      </table:table>
      <text:p text:style-name="P5"><text:span text:style-name="T1"><text:line-break/>Midterm #1 - Sample Questions<text:line-break/></text:span><text:span text:style-name="T12"><text:line-break/></text:span></text:p>
      <text:list xml:id="list5231901051306039862" text:style-name="L1">
        <text:list-item>
          <text:p text:style-name="P7">Write out the result of this code. <text:s/>If there's output, write out what the code will output. <text:s/>If there's an error, write out why an error happened and how to fix it. (1 point)<text:line-break/><text:line-break/><text:span text:style-name="T7">distance = 150<text:line-break/>time = 10<text:line-break/>velocity = distance / time<text:line-break/>print(“The velocity is “ + velocity)<text:line-break/></text:span><text:line-break/></text:p>
        </text:list-item>
        <text:list-item>
          <text:p text:style-name="P7">What is the resulting Boolean value for the following expressions? (4 points)<text:line-break/></text:p>
          <text:list>
            <text:list-item>
              <text:p text:style-name="P9">False or True and False<text:tab/><text:tab/><text:tab/>a)_______________<text:line-break/></text:p>
            </text:list-item>
            <text:list-item>
              <text:p text:style-name="P9">True and not (9 &lt; 5)<text:tab/><text:tab/><text:tab/><text:tab/>b)_______________<text:line-break/></text:p>
            </text:list-item>
            <text:list-item>
              <text:p text:style-name="P9">24 / 12 &gt;= 2 and "hello" != "goodbye"<text:tab/>c)_______________<text:line-break/></text:p>
            </text:list-item>
            <text:list-item>
              <text:p text:style-name="P9">answer = "yeah"<text:tab/><text:tab/><text:tab/><text:tab/>d)_______________<text:line-break/>answer == "yes" or answer == "yeah"<text:line-break/></text:p>
            </text:list-item>
          </text:list>
        </text:list-item>
      </text:list>
      <text:p text:style-name="P6"/>
      <text:list xml:id="list1273515953" text:continue-numbering="true" text:style-name="L1">
        <text:list-item>
          <text:p text:style-name="P12"><text:span text:style-name="T3">Some tricky ones. <text:s/>What is the resulting Boolean value for the following expressions? <text:s/>If there's an error, write error. <text:s/>(3 points)<text:tab/></text:span><text:span text:style-name="T7"><text:tab/><text:tab/><text:line-break/></text:span></text:p>
          <text:list>
            <text:list-item>
              <text:p text:style-name="P9">55 != "hello"<text:tab/><text:tab/><text:tab/><text:tab/><text:tab/>a)_______________<text:line-break/></text:p>
            </text:list-item>
            <text:list-item>
              <text:p text:style-name="P9">"2" == 2<text:tab/><text:tab/><text:tab/><text:tab/><text:tab/>b)_______________<text:line-break/></text:p>
            </text:list-item>
            <text:list-item>
              <text:p text:style-name="P9"><text:span text:style-name="T7">"hello" &gt; 35<text:tab/><text:tab/><text:tab/><text:tab/><text:tab/>d)_______________</text:span><text:line-break/></text:p>
            </text:list-item>
          </text:list>
          <text:p text:style-name="P7"><text:line-break/><text:line-break/></text:p>
        </text:list-item>
        <text:list-item>
          <text:p text:style-name="P7">Fill in the blanks: 00001001 is _____________ <text:s/>in decimal, and 38 is ___ ___ ___ ___ ___ ___ ___ ___ in binary. (1 point)</text:p>
          <text:p text:style-name="P7"/>
        </text:list-item>
        <text:list-item>
          <text:p text:style-name="P7">What's the difference between a compiled and an interpreted language (1 point)?<text:line-break/><text:line-break/><text:line-break/><text:line-break/><text:line-break/></text:p>
        </text:list-item>
        <text:list-item>
          <text:p text:style-name="P7">What is the output of this code if the user enters 5 (2 points)</text:p>
          <text:p text:style-name="P9"><text:line-break/></text:p>
          <text:p text:style-name="P9">n = int(input('Number please!\n'))<text:line-break/>total = 0</text:p>
          <text:p text:style-name="P9">for number in range(1, n + 1):</text:p>
          <text:p text:style-name="P9"><text:s text:c="4"/>total += number</text:p>
          <text:p text:style-name="P9">print(total)</text:p>
          <text:p text:style-name="P9"/>
          <text:p text:style-name="P9"/>
          <text:p text:style-name="P9"><text:s text:c="4"/></text:p>
          <text:p text:style-name="P9"><text:s text:c="4"/></text:p>
          <text:p text:style-name="P9"/>
          <text:p text:style-name="P12"><text:span text:style-name="T3"><text:line-break/></text:span></text:p>
          <text:p text:style-name="P12"/>
        </text:list-item>
        <text:list-item>
          <text:p text:style-name="P12"><text:span text:style-name="T3">Create a </text:span><text:span text:style-name="T4">while</text:span><text:span text:style-name="T3"> loop that prints out "Hi, how are you?" </text:span><text:span text:style-name="T4">forever</text:span><text:span text:style-name="T3">. <text:s/>(2 points)<text:line-break/><text:line-break/></text:span><text:span text:style-name="T5">Example Output</text:span><text:span text:style-name="T3">:<text:line-break/><text:line-break/></text:span><text:span text:style-name="T7">Hi, how are you?<text:line-break/>.<text:line-break/>.<text:line-break/>Hi, how are you?</text:span></text:p>
          <text:p text:style-name="P7"><text:line-break/><text:line-break/><text:line-break/><text:line-break/><text:line-break/><text:line-break/></text:p>
        </text:list-item>
        <text:list-item>
          <text:p text:style-name="P7"><text:soft-page-break/>You've just been hired by a party planning partnership called Party People Plus (whew, that's a lot of p's). <text:s/>They would like you to <text:span text:style-name="T1">write a program that prints out numbers in a count down based on a value entered by the program's user</text:span>. <text:s/>(6 points)<text:line-break/><text:line-break/>The program should do the following: <text:line-break/></text:p>
          <text:list>
            <text:list-item>
              <text:p text:style-name="P7">ask the user for number (and store the number entered) by saying: "How long before the party!?"</text:p>
            </text:list-item>
            <text:list-item>
              <text:p text:style-name="P7">print out: <text:s/>"Here's the count down!"</text:p>
            </text:list-item>
            <text:list-item>
              <text:p text:style-name="P7">count down from the number entered to 1 by printing out each number</text:p>
            </text:list-item>
            <text:list-item>
              <text:p text:style-name="P7">if the current number in the countdown is less than or equal to three, surround the number with asterisks</text:p>
            </text:list-item>
            <text:list-item>
              <text:p text:style-name="P7">at the end of the countdown, print out: "Party Time!!!"</text:p>
            </text:list-item>
            <text:list-item>
              <text:p text:style-name="P7">Example Output:</text:p>
              <text:p text:style-name="P14"/>
              <text:p text:style-name="P15">How long before the party!?</text:p>
              <text:p text:style-name="P9">&gt; 5</text:p>
              <text:p text:style-name="P9">Here's the count down!</text:p>
              <text:p text:style-name="P9">5</text:p>
              <text:p text:style-name="P9">4</text:p>
              <text:p text:style-name="P9">*3*</text:p>
              <text:p text:style-name="P9">*2*</text:p>
              <text:p text:style-name="P9">*1*</text:p>
              <text:p text:style-name="P9">Party Time!!!</text:p>
            </text:list-item>
          </text:list>
          <text:p text:style-name="P7"><text:line-break/></text:p>
          <text:p text:style-name="P7"><text:line-break/><text:line-break/><text:line-break/><text:line-break/><text:line-break/><text:span text:style-name="T3"><text:line-break/><text:line-break/><text:line-break/><text:line-break/></text:span></text:p>
          <text:p text:style-name="P7"><text:line-break/></text:p>
        </text:list-item>
        <text:list-item>
          <text:p text:style-name="P16">Write a program that prints out a daily budget for a vacation. (7 points)</text:p>
          <text:list>
            <text:list-item>
              <text:p text:style-name="P7"><text:span text:style-name="T1">ask the user for the number of days</text:span><text:span text:style-name="T2"> of their vacation, as well as their </text:span><text:span text:style-name="T1">destination</text:span></text:p>
            </text:list-item>
            <text:list-item>
              <text:p text:style-name="P7"><text:span text:style-name="T2">based on the number of days the vacation is, </text:span><text:span text:style-name="T1">ask for how much they're spending on each day</text:span><text:span text:style-name="T2"> (x is the day's number):<text:line-break/></text:span><text:span text:style-name="T10">How much are you spending on day [x]</text:span><text:span text:style-name="T2">?</text:span></text:p>
            </text:list-item>
            <text:list-item>
              <text:p text:style-name="P7"><text:span text:style-name="T2">once you're done, </text:span><text:span text:style-name="T1">print out a report</text:span><text:span text:style-name="T2"> with the </text:span><text:span text:style-name="T1">destination</text:span><text:span text:style-name="T2">, </text:span><text:span text:style-name="T1">total cost</text:span><text:span text:style-name="T2">, and </text:span><text:span text:style-name="T1">amount</text:span><text:span text:style-name="T2"> per day</text:span></text:p>
            </text:list-item>
            <text:list-item>
              <text:p text:style-name="P17"><text:span text:style-name="T6">hint: how can the printing of the report be delayed until the end of the program?</text:span><text:line-break/></text:p>
            </text:list-item>
          </text:list>
          <text:p text:style-name="P17"><text:span text:style-name="T11">Example Output</text:span>: </text:p>
          <text:p text:style-name="P13">How many days is your vacation?</text:p>
          <text:p text:style-name="P13">&gt; 2</text:p>
          <text:p text:style-name="P13">Where are you going?</text:p>
          <text:p text:style-name="P13">&gt; Ottawa</text:p>
          <text:p text:style-name="P13">How much are you spending on day 1?</text:p>
          <text:p text:style-name="P13">&gt; 100</text:p>
          <text:p text:style-name="P13">How much are you spending on day 2?</text:p>
          <text:p text:style-name="P13">&gt; 200</text:p>
          <text:p text:style-name="P13">Your vacation to Ottawa is $400</text:p>
          <text:p text:style-name="P13">day 1 - $100</text:p>
          <text:p text:style-name="P13">day 2 - $200</text:p>
          <text:p text:style-name="P12"><text:span text:style-name="T3"><text:line-break/></text:span><text:span text:style-name="T7"><text:line-break/></text:span><text:span text:style-name="T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  </text:list-item>
        <text:list-item>
          <text:p text:style-name="P7"><text:soft-page-break/>Define the following terms (1 and ½ points)<text:line-break/><text:line-break/>program:<text:line-break/><text:line-break/><text:line-break/>function:<text:line-break/><text:line-break/><text:line-break/>call (as in call a function):<text:line-break/><text:line-break/><text:line-break/></text:p>
        </text:list-item>
        <text:list-item>
          <text:p text:style-name="P7">Answer the questions in the right column about the condition snippet of code in the left column. (6 points)<text:line-break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Code</text:p>
          </table:table-cell>
          <table:table-cell table:style-name="Table2.A1" office:value-type="string">
            <text:p text:style-name="P3">Question 1</text:p>
          </table:table-cell>
          <table:table-cell table:style-name="Table2.C1" office:value-type="string">
            <text:p text:style-name="P3">Question 2</text:p>
          </table:table-cell>
        </table:table-row>
        <table:table-row>
          <table:table-cell table:style-name="Table2.A2" office:value-type="string">
            <text:p text:style-name="P4">answer = input(<text:span text:style-name="T3">"</text:span>Type something plz: <text:span text:style-name="T3">"</text:span>)<text:line-break/>while answer != "yes" and answer != "yeah":</text:p>
            <text:p text:style-name="P4"><text:s text:c="4"/>print("I'm in yr while loop")</text:p>
            <text:p text:style-name="P4"><text:s text:c="4"/>answer = input(<text:span text:style-name="T3">"</text:span>Type something plz: <text:span text:style-name="T3">"</text:span>)</text:p>
          </table:table-cell>
          <table:table-cell table:style-name="Table2.A2" office:value-type="string">
            <text:p text:style-name="P1">If a user types in "no", what – if anything – would this program output?<text:line-break/><text:line-break/><text:line-break/></text:p>
          </table:table-cell>
          <table:table-cell table:style-name="Table2.C2" office:value-type="string">
            <text:p text:style-name="P1">Write down all of the values that a user could input to prevent the while loop from running.<text:line-break/><text:line-break/><text:line-break/><text:line-break/></text:p>
          </table:table-cell>
        </table:table-row>
        <table:table-row>
          <table:table-cell table:style-name="Table2.A2" office:value-type="string">
            <text:p text:style-name="P4">answer = input("Type something plz: ")</text:p>
            <text:p text:style-name="P4">another = input("Type another thing plz: ")</text:p>
            <text:p text:style-name="P4"><text:line-break/>if answer == "no" and another == "n":</text:p>
            <text:p text:style-name="P4"><text:s text:c="4"/>print("Ohhh no!")</text:p>
            <text:p text:style-name="P4">elif answer == "yes" or another == "y":</text:p>
            <text:p text:style-name="P4"><text:s text:c="4"/>print("Yeaaahhhh")</text:p>
            <text:p text:style-name="P4">else:</text:p>
            <text:p text:style-name="P4"><text:s text:c="4"/>print("Huh?")</text:p>
            <text:p text:style-name="P4"/>
          </table:table-cell>
          <table:table-cell table:style-name="Table2.A2" office:value-type="string">
            <text:p text:style-name="P1">If a user types in the word "yes" for the first question and "comfy-pants" for the second, what – if anything – would this program output?<text:line-break/><text:line-break/><text:line-break/><text:line-break/><text:line-break/><text:line-break/></text:p>
          </table:table-cell>
          <table:table-cell table:style-name="Table2.C2" office:value-type="string">
            <text:p text:style-name="P1">What values must the user enter <text:s text:c="2"/>for this program to print "Ohhh no!"?</text:p>
          </table:table-cell>
        </table:table-row>
        <table:table-row>
          <table:table-cell table:style-name="Table2.A2" office:value-type="string">
            <text:p text:style-name="P4">def greet(name, num_exclamation_points):</text:p>
            <text:p text:style-name="P4"><text:s text:c="4"/>punctuation = '!' * num_exclamation_points</text:p>
            <text:p text:style-name="P4"><text:s text:c="4"/>print('Hi ' + name + punctuation)</text:p>
          </table:table-cell>
          <table:table-cell table:style-name="Table2.A2" office:value-type="string">
            <text:p text:style-name="P1">How many parameters does the function, greet, take?<text:line-break/><text:line-break/></text:p>
          </table:table-cell>
          <table:table-cell table:style-name="Table2.C2" office:value-type="string">
            <text:p text:style-name="P1">How would you call this function so that the output is “Hi Harriet!!!”?<text:line-break/><text:line-break/><text:line-break/><text:line-break/></text:p>
          </table:table-cell>
        </table:table-row>
      </table:table>
      <text:list xml:id="list1782866527" text:continue-numbering="true" text:style-name="L1">
        <text:list-header>
          <text:p text:style-name="P9"/>
        </text:list-header>
        <text:list-item>
          <text:p text:style-name="P7">Write a program that <text:span text:style-name="T1">continually asks for numbers</text:span> <text:span text:style-name="T1">until the user enters three consecutive numbers that are all the same</text:span>. <text:s/>Once three consecutive numbers that are equal are entered, the program will <text:span text:style-name="T1">print out </text:span><text:span text:style-name="T9">'Done!'</text:span>. <text:s/>Assume that the user only enters numbers.<text:line-break/><text:line-break/>Hints: <text:s/></text:p>
          <text:list>
            <text:list-item>
              <text:p text:style-name="P7">you will have to keep track of a previous value (but how will you initialize it?)</text:p>
            </text:list-item>
            <text:list-item>
              <text:p text:style-name="P7">3 consecutive numbers means that the 1<text:span text:style-name="T13">st</text:span> in the series wasn't equal to a previous, but the next two are</text:p>
            </text:list-item>
          </text:list>
          <text:p text:style-name="P7"><text:line-break/><text:span text:style-name="T11">Example Output</text:span><text:span text:style-name="T14">:<text:line-break/></text:span><text:span text:style-name="T8">Please enter a number</text:span></text:p>
          <text:p text:style-name="P10">&gt; 5</text:p>
          <text:p text:style-name="P10">Please enter a number<text:line-break/>&gt; 5</text:p>
          <text:p text:style-name="P10">Please enter a number</text:p>
          <text:p text:style-name="P10">&gt; 7</text:p>
          <text:p text:style-name="P10">Please enter a number</text:p>
          <text:p text:style-name="P10">&gt; 7</text:p>
          <text:p text:style-name="P10">Please enter a number</text:p>
          <text:p text:style-name="P10">&gt; 7<text:line-break/>Done!<text:line-break/><text:line-break/><text:line-break/><text:line-break/><text:line-break/><text:line-break/><text:line-break/><text:line-break/><text:line-break/><text:line-break/><text:line-break/><text:line-break/><text:line-break/></text:p>
        </text:list-item>
        <text:list-item>
          <text:p text:style-name="P7"><text:soft-page-break/>Here is a partial implementation of a program that:<text:line-break/></text:p>
          <text:list>
            <text:list-item>
              <text:p text:style-name="P7"><text:span text:style-name="T1">generates a series of numbers, each a random value</text:span> from 1 through 11 </text:p>
            </text:list-item>
            <text:list-item>
              <text:p text:style-name="P7"><text:span text:style-name="T1">prints out</text:span> each generated number</text:p>
            </text:list-item>
            <text:list-item>
              <text:p text:style-name="P7"><text:span text:style-name="T1">keeps a running total of the generated numbers</text:span> <text:s/></text:p>
            </text:list-item>
            <text:list-item>
              <text:p text:style-name="P12"><text:span text:style-name="T4">stops printing</text:span><text:span text:style-name="T3"> the numbers when the <text:s/></text:span><text:span text:style-name="T4">sum</text:span><text:span text:style-name="T3"> of the numbers generated reaches </text:span><text:span text:style-name="T4">21 or over</text:span><text:span text:style-name="T3"><text:line-break/><text:line-break/>Fill in the blanks to complete the implementation. <text:s/>Example output is provided on the left. <text:s/>(5 points)<text:line-break/></text:span>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"><text:span text:style-name="T11">Example Run 1:</text:span><text:line-break/>7</text:p>
            <text:p text:style-name="P1">10</text:p>
            <text:p text:style-name="P1">5</text:p>
          </table:table-cell>
          <table:table-cell table:style-name="Table4.A1" office:value-type="string">
            <text:p text:style-name="P1"><text:span text:style-name="T11">Example Run 2:</text:span><text:line-break/>2</text:p>
            <text:p text:style-name="P1">8</text:p>
            <text:p text:style-name="P1">10</text:p>
            <text:p text:style-name="P1">6</text:p>
          </table:table-cell>
          <table:table-cell table:style-name="Table4.A1" office:value-type="string">
            <text:p text:style-name="P4"><text:line-break/>import __________________________<text:line-break/></text:p>
            <text:p text:style-name="P4">total = <text:s/>__________<text:line-break/></text:p>
            <text:p text:style-name="P4">while ___________________________________:<text:line-break/></text:p>
            <text:p text:style-name="P4"><text:s text:c="4"/>random_value = ____________________________________<text:line-break/></text:p>
            <text:p text:style-name="P4"><text:s text:c="4"/>print(random_value)<text:line-break/></text:p>
            <text:p text:style-name="P4"><text:s text:c="4"/>total = total + ______________<text:line-break/></text:p>
          </table:table-cell>
        </table:table-row>
      </table:table>
      <text:list xml:id="list420663156" text:continue-numbering="true" text:style-name="L1">
        <text:list-header>
          <text:p text:style-name="P7"><text:line-break/></text:p>
        </text:list-header>
        <text:list-item>
          <text:p text:style-name="P7">This chart <text:s/>describes the order in which types of operators are evaluated, along with examples of each. <text:s/>Fill in the blanks: (4 points)<text:line-break/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">Order Evaluated<text:line-break/>(1, 2, 3 or 4)</text:p>
          </table:table-cell>
          <table:table-cell table:style-name="Table3.A1" office:value-type="string">
            <text:p text:style-name="P3">Type of Operator</text:p>
          </table:table-cell>
          <table:table-cell table:style-name="Table3.C1" office:value-type="string">
            <text:p text:style-name="P3">Example Operator</text:p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>Comparison</text:p>
          </table:table-cell>
          <table:table-cell table:style-name="Table3.C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>Logical</text:p>
          </table:table-cell>
          <table:table-cell table:style-name="Table3.C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>Parentheses</text:p>
          </table:table-cell>
          <table:table-cell table:style-name="Table3.C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>Numeric and/or String Operators</text:p>
          </table:table-cell>
          <table:table-cell table:style-name="Table3.C2" office:value-type="string">
            <text:p text:style-name="P1"/>
          </table:table-cell>
        </table:table-row>
      </table:table>
      <text:list xml:id="list191767426" text:continue-numbering="true" text:style-name="L1">
        <text:list-header>
          <text:p text:style-name="P7"><text:line-break/></text:p>
        </text:list-header>
        <text:list-item>
          <text:p text:style-name="P12"><text:span text:style-name="T3">Use DeMorgan's law to write an equivalent if statement adjacent to the one shown below (1 point):<text:line-break/><text:line-break/></text:span><text:span text:style-name="T7">if not (age &gt;= 21 and has_id == True):<text:tab/>if _______________________________________:<text:line-break/><text:tab/>print("Not allowed in the pub")<text:tab/><text:tab/>print("Not allowed in the pub")</text:span></text:p>
          <text:p text:style-name="P9"/>
          <text:p text:style-name="P12"><text:span text:style-name="T3"><text:line-break/>Use logical opposites to remove nots from you answer above (1 point):<text:line-break/><text:line-break/></text:span><text:span text:style-name="T7">if _______________________________________:</text:span><text:span text:style-name="T3"><text:line-break/></text:span><text:span text:style-name="T7"><text:tab/>print("Not allowed in the pub")</text:span><text:span text:style-name="T3"><text:line-break/></text:span></text:p>
        </text:list-item>
        <text:list-item>
          <text:p text:style-name="P12"><text:span text:style-name="T3">rite a program that asks for a length, width and height. It will calculate volume by multiplying all 3 values. It will output the volume and determine if the dimensions entered make the object larger, smaller or equal to a bread box -which we'll give an arbitrary value of 20. (5 points):<text:line-break/></text:span>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1"><text:span text:style-name="T3">What is the object's length?<text:line-break/>&gt; 5<text:line-break/>What is the object's width?<text:line-break/>&gt; 2<text:line-break/>What is the object's height?<text:line-break/>&gt; 3<text:line-break/>The objects volume is 30.<text:line-break/>The object is bigger than a bread box.</text:span></text:p>
          </table:table-cell>
          <table:table-cell table:style-name="Table5.A1" office:value-type="string">
            <text:p text:style-name="P11"><text:span text:style-name="T3">What is the object's length?<text:line-break/>&gt; 4<text:line-break/>What is the object's width?</text:span></text:p>
            <text:p text:style-name="P6"><text:span text:style-name="T3">&gt; 1<text:line-break/>What is the object's height?<text:line-break/>&gt; 5<text:line-break/>The objects volume is 20.<text:line-break/>This must be a bread box!</text:span></text:p>
          </table:table-cell>
          <table:table-cell table:style-name="Table5.A1" office:value-type="string">
            <text:p text:style-name="P11"><text:span text:style-name="T3">What is the object's length?<text:line-break/>&gt; 2<text:line-break/>What is the object's width?</text:span></text:p>
            <text:p text:style-name="P6"><text:span text:style-name="T3">&gt; 2<text:line-break/>What is the object's height?<text:line-break/>&gt; 1<text:line-break/>The objects volume is 4.<text:line-break/>The object is smaller than a bread box.</text:span></text:p>
          </table:table-cell>
        </table:table-row>
      </table:table>
      <text:list xml:id="list1431928740" text:continue-numbering="true" text:style-name="L1">
        <text:list-header>
          <text:p text:style-name="P12"><text:span text:style-name="T3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Courier1" svg:font-family="Courier"/>
    <style:font-face style:name="Georgia1" svg:font-family="Georgia"/>
    <style:font-face style:name="OpenSymbol" svg:font-family="OpenSymbol"/>
    <style:font-face style:name="Courier" svg:font-family="Courier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Versoza</meta:initial-creator>
    <meta:creation-date>2012-09-30T19:13:19</meta:creation-date>
    <dc:date>2017-02-15T16:14:20</dc:date>
    <dc:creator>Joe Versoza</dc:creator>
    <meta:editing-duration>P6DT7H19M12S</meta:editing-duration>
    <meta:editing-cycles>53</meta:editing-cycles>
    <meta:generator>OpenOffice/4.1.1$Unix OpenOffice.org_project/411m6$Build-9775</meta:generator>
    <meta:printed-by>Joseph Versoza</meta:printed-by>
    <meta:print-date>2013-10-03T22:58:52</meta:print-date>
    <meta:document-statistic meta:table-count="5" meta:image-count="0" meta:object-count="0" meta:page-count="4" meta:paragraph-count="137" meta:word-count="1215" meta:character-count="6918"/>
  </office:meta>
</office:document-meta>
</file>